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Таблица1" style:family="table">
      <style:table-properties style:width="5.3097in" table:align="left"/>
    </style:style>
    <style:style style:name="Таблица1.A" style:family="table-column">
      <style:table-column-properties style:column-width="5.3097in"/>
    </style:style>
    <style:style style:name="Таблица1.A1" style:family="table-cell">
      <style:table-cell-properties style:vertical-align="middle" fo:background-color="#faf8f5" fo:padding="0.0194in" fo:border="none">
        <style:background-image/>
      </style:table-cell-properties>
    </style:style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4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5" style:family="paragraph" style:parent-style-name="Standard_20__28_WW_29_" style:master-page-name="">
      <loext:graphic-properties draw:fill="none"/>
      <style:paragraph-properties fo:margin-left="3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Text_20_body">
      <style:text-properties officeooo:rsid="07bb41e2" officeooo:paragraph-rsid="07bb41e2"/>
    </style:style>
    <style:style style:name="P9" style:family="paragraph" style:parent-style-name="Text_20_body">
      <style:text-properties officeooo:paragraph-rsid="06c2606f"/>
    </style:style>
    <style:style style:name="P10" style:family="paragraph" style:parent-style-name="Text_20_body">
      <style:text-properties officeooo:paragraph-rsid="083ae5be"/>
    </style:style>
    <style:style style:name="P11" style:family="paragraph" style:parent-style-name="Text_20_body">
      <style:text-properties officeooo:rsid="06c2606f" officeooo:paragraph-rsid="06c2606f"/>
    </style:style>
    <style:style style:name="P12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6.298in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6.1008in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5.9043in" style:type="right" style:leader-style="dotted" style:leader-text="."/>
        </style:tab-stops>
      </style:paragraph-properties>
    </style:style>
    <style:style style:name="P16" style:family="paragraph" style:parent-style-name="Preformatted_20_Text">
      <loext:graphic-properties draw:fill="solid" draw:fill-color="#faf8f5" draw:opacity="100%"/>
      <style:paragraph-properties fo:margin-left="0in" fo:margin-right="0in" fo:margin-top="0in" fo:margin-bottom="0in" style:contextual-spacing="false" fo:text-indent="0in" style:auto-text-indent="false" fo:background-color="#faf8f5"/>
    </style:style>
    <style:style style:name="P17" style:family="paragraph" style:parent-style-name="Preformatted_20_Text">
      <loext:graphic-properties draw:fill="solid" draw:fill-color="#faf8f5" draw:opacity="100%"/>
      <style:paragraph-properties fo:margin-left="0in" fo:margin-right="0in" fo:margin-top="0in" fo:margin-bottom="0in" style:contextual-spacing="false" fo:text-indent="0in" style:auto-text-indent="false" fo:background-color="#faf8f5"/>
      <style:text-properties officeooo:paragraph-rsid="08b32c8f"/>
    </style:style>
    <style:style style:name="P18" style:family="paragraph" style:parent-style-name="Table_20_Contents">
      <style:paragraph-properties fo:text-align="start" style:justify-single-word="false"/>
      <style:text-properties fo:font-size="10pt" fo:font-style="normal" officeooo:rsid="085aefc1" officeooo:paragraph-rsid="085aefc1" style:font-size-asian="10pt" style:font-style-asian="normal" style:font-size-complex="10pt" style:font-style-complex="normal"/>
    </style:style>
    <style:style style:name="P19" style:family="paragraph" style:parent-style-name="Text_20_body">
      <style:text-properties officeooo:rsid="084454cb" officeooo:paragraph-rsid="084454cb"/>
    </style:style>
    <style:style style:name="P20" style:family="paragraph" style:parent-style-name="Text_20_body">
      <style:text-properties officeooo:rsid="08473aea" officeooo:paragraph-rsid="08473aea"/>
    </style:style>
    <style:style style:name="P21" style:family="paragraph" style:parent-style-name="Text_20_body">
      <style:text-properties officeooo:rsid="084e21dc" officeooo:paragraph-rsid="084e21dc"/>
    </style:style>
    <style:style style:name="P22" style:family="paragraph" style:parent-style-name="Text_20_body">
      <style:text-properties officeooo:rsid="0850cb18" officeooo:paragraph-rsid="0850cb18"/>
    </style:style>
    <style:style style:name="P23" style:family="paragraph" style:parent-style-name="Text_20_body">
      <style:text-properties officeooo:rsid="0850f070" officeooo:paragraph-rsid="0850f070"/>
    </style:style>
    <style:style style:name="P24" style:family="paragraph" style:parent-style-name="Text_20_body">
      <style:text-properties officeooo:paragraph-rsid="06eb7e7f"/>
    </style:style>
    <style:style style:name="P25" style:family="paragraph" style:parent-style-name="Text_20_body">
      <style:text-properties officeooo:paragraph-rsid="080e7bef"/>
    </style:style>
    <style:style style:name="P26" style:family="paragraph" style:parent-style-name="Text_20_body">
      <style:text-properties officeooo:rsid="07e04746" officeooo:paragraph-rsid="07e04746"/>
    </style:style>
    <style:style style:name="P27" style:family="paragraph" style:parent-style-name="Text_20_body">
      <style:text-properties officeooo:rsid="07e04746" officeooo:paragraph-rsid="085cffd2"/>
    </style:style>
    <style:style style:name="P28" style:family="paragraph" style:parent-style-name="Text_20_body">
      <style:text-properties officeooo:rsid="07e04746" officeooo:paragraph-rsid="085e3e44"/>
    </style:style>
    <style:style style:name="P29" style:family="paragraph" style:parent-style-name="Text_20_body">
      <style:text-properties officeooo:rsid="085eb0e1" officeooo:paragraph-rsid="085eb0e1"/>
    </style:style>
    <style:style style:name="P30" style:family="paragraph" style:parent-style-name="Text_20_body">
      <style:text-properties officeooo:rsid="085eb0e1" officeooo:paragraph-rsid="085fae65"/>
    </style:style>
    <style:style style:name="P31" style:family="paragraph" style:parent-style-name="Text_20_body">
      <style:text-properties officeooo:rsid="078de81b" officeooo:paragraph-rsid="078d76ca"/>
    </style:style>
    <style:style style:name="P32" style:family="paragraph" style:parent-style-name="Text_20_body">
      <style:text-properties officeooo:rsid="086774a2" officeooo:paragraph-rsid="086774a2"/>
    </style:style>
    <style:style style:name="P33" style:family="paragraph" style:parent-style-name="Text_20_body">
      <style:text-properties officeooo:rsid="08754571" officeooo:paragraph-rsid="08754571"/>
    </style:style>
    <style:style style:name="P34" style:family="paragraph" style:parent-style-name="Text_20_body">
      <style:text-properties officeooo:rsid="0882eda4" officeooo:paragraph-rsid="0882eda4"/>
    </style:style>
    <style:style style:name="P35" style:family="paragraph" style:parent-style-name="Text_20_body">
      <style:text-properties officeooo:rsid="0882eda4" officeooo:paragraph-rsid="08854e04"/>
    </style:style>
    <style:style style:name="P36" style:family="paragraph" style:parent-style-name="Text_20_body">
      <style:text-properties officeooo:rsid="08926874" officeooo:paragraph-rsid="0894c551"/>
    </style:style>
    <style:style style:name="P37" style:family="paragraph" style:parent-style-name="Text_20_body">
      <style:text-properties officeooo:rsid="08b0c897" officeooo:paragraph-rsid="08b0c897"/>
    </style:style>
    <style:style style:name="P38" style:family="paragraph" style:parent-style-name="ITMO_20_ICT_20_Lab_20_Works">
      <style:text-properties fo:font-size="12pt" fo:font-weight="normal" officeooo:rsid="01d8e99d" officeooo:paragraph-rsid="01d8e99d" style:font-size-asian="10.5pt" style:font-weight-asian="normal" style:font-size-complex="12pt" style:font-weight-complex="normal"/>
    </style:style>
    <style:style style:name="P39" style:family="paragraph" style:parent-style-name="ITMO_20_ICT_20_Lab_20_Works">
      <style:text-properties fo:font-size="12pt" fo:font-weight="normal" officeooo:rsid="06632385" officeooo:paragraph-rsid="06632385" style:font-size-asian="10.5pt" style:font-weight-asian="normal" style:font-size-complex="12pt" style:font-weight-complex="normal"/>
    </style:style>
    <style:style style:name="P40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41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42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43" style:family="paragraph" style:parent-style-name="Heading_20_1">
      <style:paragraph-properties fo:break-before="page"/>
    </style:style>
    <style:style style:name="P44" style:family="paragraph" style:parent-style-name="Heading_20_2">
      <style:text-properties officeooo:rsid="06c09827"/>
    </style:style>
    <style:style style:name="P45" style:family="paragraph" style:parent-style-name="Heading_20_3">
      <style:text-properties officeooo:paragraph-rsid="06eb1918"/>
    </style:style>
    <style:style style:name="P46" style:family="paragraph" style:parent-style-name="Heading_20_4">
      <style:text-properties officeooo:paragraph-rsid="08875fec"/>
    </style:style>
    <style:style style:name="P47" style:family="paragraph" style:parent-style-name="List_20_Paragraph" style:list-style-name="WWNum17">
      <style:paragraph-properties fo:line-height="150%"/>
      <style:text-properties officeooo:paragraph-rsid="08981916"/>
    </style:style>
    <style:style style:name="P48" style:family="paragraph" style:parent-style-name="Preformatted_20_Text">
      <loext:graphic-properties draw:fill="solid" draw:fill-color="#faf8f5" draw:opacity="100%"/>
      <style:paragraph-properties fo:margin-left="0in" fo:margin-right="0in" fo:margin-top="0in" fo:margin-bottom="0in" style:contextual-spacing="false" fo:text-indent="0in" style:auto-text-indent="false" fo:background-color="#faf8f5"/>
      <style:text-properties officeooo:rsid="08b84d2a" officeooo:paragraph-rsid="08b84d2a"/>
    </style:style>
    <style:style style:name="P49" style:family="paragraph" style:parent-style-name="Preformatted_20_Text">
      <loext:graphic-properties draw:fill="solid" draw:fill-color="#faf8f5" draw:opacity="100%"/>
      <style:paragraph-properties fo:margin-left="0in" fo:margin-right="0in" fo:margin-top="0in" fo:margin-bottom="0in" style:contextual-spacing="false" fo:text-indent="0in" style:auto-text-indent="false" fo:background-color="#faf8f5"/>
    </style:style>
    <style:style style:name="P50" style:family="paragraph" style:parent-style-name="Preformatted_20_Text">
      <loext:graphic-properties draw:fill="solid" draw:fill-color="#faf8f5" draw:opacity="100%"/>
      <style:paragraph-properties fo:margin-left="0in" fo:margin-right="0in" fo:margin-top="0in" fo:margin-bottom="0in" style:contextual-spacing="false" fo:text-indent="0in" style:auto-text-indent="false" fo:background-color="#faf8f5"/>
      <style:text-properties officeooo:paragraph-rsid="08bd4777"/>
    </style:style>
    <style:style style:name="P51" style:family="paragraph" style:parent-style-name="Text_20_body" style:list-style-name="L1"/>
    <style:style style:name="P52" style:family="paragraph" style:parent-style-name="Text_20_body" style:list-style-name="L1">
      <style:text-properties officeooo:paragraph-rsid="083bf148"/>
    </style:style>
    <style:style style:name="P53" style:family="paragraph" style:parent-style-name="Text_20_body" style:list-style-name="L1">
      <style:paragraph-properties fo:margin-top="0in" fo:margin-bottom="0in" style:contextual-spacing="false"/>
    </style:style>
    <style:style style:name="P54" style:family="paragraph" style:parent-style-name="Text_20_body">
      <style:text-properties officeooo:rsid="0850f070" officeooo:paragraph-rsid="0850f070"/>
    </style:style>
    <style:style style:name="T1" style:family="text">
      <style:text-properties style:font-name="Times New Roman1" style:font-name-complex="Times New Roman2"/>
    </style:style>
    <style:style style:name="T2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3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4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5" style:family="text">
      <style:text-properties officeooo:rsid="03cb4612"/>
    </style:style>
    <style:style style:name="T6" style:family="text">
      <style:text-properties officeooo:rsid="003183b6"/>
    </style:style>
    <style:style style:name="T7" style:family="text">
      <style:text-properties fo:font-weight="bold" style:font-weight-asian="bold" style:font-name-complex="Times New Roman2" style:font-size-complex="14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position="-8% 80%"/>
    </style:style>
    <style:style style:name="T10" style:family="text">
      <style:text-properties officeooo:rsid="06c5a506"/>
    </style:style>
    <style:style style:name="T11" style:family="text">
      <style:text-properties officeooo:rsid="079d9179"/>
    </style:style>
    <style:style style:name="T12" style:family="text">
      <style:text-properties officeooo:rsid="07bb6077"/>
    </style:style>
    <style:style style:name="T13" style:family="text">
      <style:text-properties officeooo:rsid="07e0d786"/>
    </style:style>
    <style:style style:name="T14" style:family="text">
      <style:text-properties officeooo:rsid="08344f6f"/>
    </style:style>
    <style:style style:name="T15" style:family="text">
      <style:text-properties officeooo:rsid="08356103"/>
    </style:style>
    <style:style style:name="T16" style:family="text">
      <style:text-properties officeooo:rsid="08389135"/>
    </style:style>
    <style:style style:name="T17" style:family="text">
      <style:text-properties officeooo:rsid="06c2606f"/>
    </style:style>
    <style:style style:name="T18" style:family="text">
      <style:text-properties officeooo:rsid="084530cb"/>
    </style:style>
    <style:style style:name="T19" style:family="text">
      <style:text-properties officeooo:rsid="0846700b"/>
    </style:style>
    <style:style style:name="T20" style:family="text">
      <style:text-properties officeooo:rsid="08478f3f"/>
    </style:style>
    <style:style style:name="T21" style:family="text">
      <style:text-properties officeooo:rsid="08497dd9"/>
    </style:style>
    <style:style style:name="T22" style:family="text">
      <style:text-properties officeooo:rsid="0849cedc"/>
    </style:style>
    <style:style style:name="T23" style:family="text">
      <style:text-properties officeooo:rsid="085aefc1"/>
    </style:style>
    <style:style style:name="T24" style:family="text">
      <style:text-properties officeooo:rsid="085ba57f"/>
    </style:style>
    <style:style style:name="T25" style:family="text">
      <style:text-properties style:font-name-complex="Times New Roman2" style:font-size-complex="14pt"/>
    </style:style>
    <style:style style:name="T26" style:family="text">
      <style:text-properties officeooo:rsid="085ba57f" style:font-name-complex="Times New Roman2" style:font-size-complex="14pt"/>
    </style:style>
    <style:style style:name="T27" style:family="text">
      <style:text-properties officeooo:rsid="085d433a" style:font-name-complex="Times New Roman2" style:font-size-complex="14pt"/>
    </style:style>
    <style:style style:name="T28" style:family="text">
      <style:text-properties officeooo:rsid="085e3e44" style:font-name-complex="Times New Roman2" style:font-size-complex="14pt"/>
    </style:style>
    <style:style style:name="T29" style:family="text">
      <style:text-properties officeooo:rsid="085fae65" style:font-name-complex="Times New Roman2" style:font-size-complex="14pt"/>
    </style:style>
    <style:style style:name="T30" style:family="text">
      <style:text-properties officeooo:rsid="089921e4" style:font-name-complex="Times New Roman2" style:font-size-complex="14pt"/>
    </style:style>
    <style:style style:name="T31" style:family="text">
      <style:text-properties officeooo:rsid="08b8392f" style:font-name-complex="Times New Roman2" style:font-size-complex="14pt"/>
    </style:style>
    <style:style style:name="T32" style:family="text">
      <style:text-properties officeooo:rsid="085e3e44"/>
    </style:style>
    <style:style style:name="T33" style:family="text">
      <style:text-properties officeooo:rsid="086517c8"/>
    </style:style>
    <style:style style:name="T34" style:family="text">
      <style:text-properties officeooo:rsid="0869219f"/>
    </style:style>
    <style:style style:name="T35" style:family="text">
      <style:text-properties officeooo:rsid="0869f431"/>
    </style:style>
    <style:style style:name="T36" style:family="text">
      <style:text-properties officeooo:rsid="086bed1c"/>
    </style:style>
    <style:style style:name="T37" style:family="text">
      <style:text-properties officeooo:rsid="086d3e8e"/>
    </style:style>
    <style:style style:name="T38" style:family="text">
      <style:text-properties officeooo:rsid="0870596d"/>
    </style:style>
    <style:style style:name="T39" style:family="text">
      <style:text-properties officeooo:rsid="08740c29"/>
    </style:style>
    <style:style style:name="T40" style:family="text">
      <style:text-properties officeooo:rsid="0876df18"/>
    </style:style>
    <style:style style:name="T41" style:family="text">
      <style:text-properties officeooo:rsid="08787736"/>
    </style:style>
    <style:style style:name="T42" style:family="text">
      <style:text-properties officeooo:rsid="087a5b28"/>
    </style:style>
    <style:style style:name="T43" style:family="text">
      <style:text-properties officeooo:rsid="087b7fa7"/>
    </style:style>
    <style:style style:name="T44" style:family="text">
      <style:text-properties officeooo:rsid="087d3ea9"/>
    </style:style>
    <style:style style:name="T45" style:family="text">
      <style:text-properties officeooo:rsid="087e8d25"/>
    </style:style>
    <style:style style:name="T46" style:family="text">
      <style:text-properties officeooo:rsid="08819e44"/>
    </style:style>
    <style:style style:name="T47" style:family="text">
      <style:text-properties officeooo:rsid="088248e8"/>
    </style:style>
    <style:style style:name="T48" style:family="text">
      <style:text-properties officeooo:rsid="0882f5a3"/>
    </style:style>
    <style:style style:name="T49" style:family="text">
      <style:text-properties officeooo:rsid="08836b4e"/>
    </style:style>
    <style:style style:name="T50" style:family="text">
      <style:text-properties officeooo:rsid="08854e04"/>
    </style:style>
    <style:style style:name="T51" style:family="text">
      <style:text-properties officeooo:rsid="088559c9"/>
    </style:style>
    <style:style style:name="T52" style:family="text">
      <style:text-properties officeooo:rsid="088f95f8"/>
    </style:style>
    <style:style style:name="T53" style:family="text">
      <style:text-properties officeooo:rsid="0894c551"/>
    </style:style>
    <style:style style:name="T54" style:family="text">
      <style:text-properties fo:language="en" fo:country="US" style:font-name-complex="Times New Roman2" style:font-size-complex="14pt"/>
    </style:style>
    <style:style style:name="T55" style:family="text">
      <style:text-properties fo:language="en" fo:country="US" fo:font-weight="bold" style:font-weight-asian="bold" style:font-name-complex="Times New Roman2" style:font-size-complex="14pt" style:font-weight-complex="bold"/>
    </style:style>
    <style:style style:name="T56" style:family="text">
      <style:text-properties fo:language="en" fo:country="US" fo:font-weight="bold" officeooo:rsid="08981916" style:font-weight-asian="bold" style:font-name-complex="Times New Roman2" style:font-size-complex="14pt" style:font-weight-complex="bold"/>
    </style:style>
    <style:style style:name="T57" style:family="text">
      <style:text-properties officeooo:rsid="08a43311"/>
    </style:style>
    <style:style style:name="T58" style:family="text">
      <style:text-properties officeooo:rsid="08a4ce14"/>
    </style:style>
    <style:style style:name="T59" style:family="text">
      <style:text-properties officeooo:rsid="08a4e5b9"/>
    </style:style>
    <style:style style:name="T60" style:family="text">
      <style:text-properties officeooo:rsid="08a5c03f"/>
    </style:style>
    <style:style style:name="T61" style:family="text">
      <style:text-properties officeooo:rsid="08a7a448"/>
    </style:style>
    <style:style style:name="T62" style:family="text">
      <style:text-properties officeooo:rsid="08ad9a02"/>
    </style:style>
    <style:style style:name="T63" style:family="text">
      <style:text-properties officeooo:rsid="08adb4f4"/>
    </style:style>
    <style:style style:name="T64" style:family="text">
      <style:text-properties officeooo:rsid="08adf519"/>
    </style:style>
    <style:style style:name="T65" style:family="text">
      <style:text-properties officeooo:rsid="08aedaf0"/>
    </style:style>
    <style:style style:name="T66" style:family="text">
      <style:text-properties officeooo:rsid="08b32c8f"/>
    </style:style>
    <style:style style:name="T67" style:family="text">
      <style:text-properties officeooo:rsid="08b77a6d"/>
    </style:style>
    <style:style style:name="T68" style:family="text">
      <style:text-properties officeooo:rsid="08baa670"/>
    </style:style>
    <style:style style:name="T69" style:family="text">
      <style:text-properties officeooo:rsid="08bd4777"/>
    </style:style>
    <style:style style:name="T70" style:family="text">
      <style:text-properties officeooo:rsid="08c0feb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/>
      <text:p text:style-name="P42" loext:marker-style-name="T1"><text:span text:style-name="T2">Федеральное государственное автономное образовательное учреждение высшего образования </text:span><text:span text:style-name="Strong_20_Emphasis"><text:span text:style-name="T3">«Национальный исследовательский университет ИТМО»</text:span></text:span></text:p>
      <text:p text:style-name="P41" loext:marker-style-name="T1"><text:span text:style-name="T1">Факультет Программной Инженерии и Компьютерной Техники</text:span></text:p>
      <text:p text:style-name="P4">Лабораторная работа по основам профессиональной деятельности №<text:span text:style-name="T14">6</text:span></text:p>
      <text:p text:style-name="P3">Вариант 15<text:span text:style-name="T15">666</text:span></text:p>
      <text:p text:style-name="P5">Выполнил: Снагин Станислав Максимович</text:p>
      <text:p text:style-name="P7"><text:span text:style-name="T4">Проверил: </text:span>Блохина Елена Николаевна</text:p>
      <text:p text:style-name="P6">Группа: Р3115</text:p>
      <text:p text:style-name="P2">Санкт Петербург 202<text:span text:style-name="T5">5</text:span>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12"><text:a xlink:type="simple" xlink:href="#__RefHeading___Toc3867_2985257696" text:style-name="Index_20_Link" text:visited-style-name="Index_20_Link">Задания и цели работы<text:tab/>3</text:a></text:p>
          <text:p text:style-name="P13"><text:a xlink:type="simple" xlink:href="#__RefHeading___Toc10225_2376174330" text:style-name="Index_20_Link" text:visited-style-name="Index_20_Link">Задание<text:tab/>3</text:a></text:p>
          <text:p text:style-name="P13"><text:a xlink:type="simple" xlink:href="#__RefHeading___Toc10227_2376174330" text:style-name="Index_20_Link" text:visited-style-name="Index_20_Link">Цель работы<text:tab/>3</text:a></text:p>
          <text:p text:style-name="P12"><text:a xlink:type="simple" xlink:href="#__RefHeading___Toc10229_2376174330" text:style-name="Index_20_Link" text:visited-style-name="Index_20_Link">Ход работы<text:tab/>4</text:a></text:p>
          <text:p text:style-name="P13"><text:a xlink:type="simple" xlink:href="#__RefHeading___Toc10231_2376174330" text:style-name="Index_20_Link" text:visited-style-name="Index_20_Link">Программа<text:tab/>4</text:a></text:p>
          <text:p text:style-name="P14"><text:a xlink:type="simple" xlink:href="#__RefHeading___Toc5943_691564783" text:style-name="Index_20_Link" text:visited-style-name="Index_20_Link">Ассемблер<text:tab/>4</text:a></text:p>
          <text:p text:style-name="P14"><text:a xlink:type="simple" xlink:href="#__RefHeading___Toc10235_2376174330" text:style-name="Index_20_Link" text:visited-style-name="Index_20_Link">Назначение программы и комплекса подпрограмм<text:tab/>6</text:a></text:p>
          <text:p text:style-name="P15"><text:a xlink:type="simple" xlink:href="#__RefHeading___Toc10239_2376174330" text:style-name="Index_20_Link" text:visited-style-name="Index_20_Link">Область представления<text:tab/>6</text:a></text:p>
          <text:p text:style-name="P15"><text:a xlink:type="simple" xlink:href="#__RefHeading___Toc10241_2376174330" text:style-name="Index_20_Link" text:visited-style-name="Index_20_Link">Область допустимых значений<text:tab/>6</text:a></text:p>
          <text:p text:style-name="P14"><text:a xlink:type="simple" xlink:href="#__RefHeading___Toc10243_2376174330" text:style-name="Index_20_Link" text:visited-style-name="Index_20_Link">Расположение в памяти ЭВМ программы, подпрограмм и программных комплексов, исходных данных и результатов<text:tab/>7</text:a></text:p>
          <text:p text:style-name="P15"><text:a xlink:type="simple" xlink:href="#__RefHeading___Toc6899_691564783%20%D0%9A%D0%BE%D0%BF%D0%B8%D1%8F%201" text:style-name="Index_20_Link" text:visited-style-name="Index_20_Link">Подпрограммы<text:tab/>7</text:a></text:p>
          <text:p text:style-name="P15"><text:a xlink:type="simple" xlink:href="#__RefHeading___Toc7976_742792518" text:style-name="Index_20_Link" text:visited-style-name="Index_20_Link">Адреса первой и последней исполняемой команды<text:tab/>7</text:a></text:p>
          <text:p text:style-name="P14"><text:a xlink:type="simple" xlink:href="#__RefHeading___Toc7978_742792518" text:style-name="Index_20_Link" text:visited-style-name="Index_20_Link">Методика проверки<text:tab/>7</text:a></text:p>
          <text:p text:style-name="P12"><text:a xlink:type="simple" xlink:href="#__RefHeading___Toc10247_2376174330" text:style-name="Index_20_Link" text:visited-style-name="Index_20_Link">Заключение<text:tab/>8</text:a></text:p>
        </text:index-body>
      </text:table-of-content>
      <text:h text:style-name="P38" text:outline-level="1"/>
      <text:h text:style-name="P39" text:outline-level="1"/>
      <text:h text:style-name="P43" text:outline-level="1"><text:bookmark-start text:name="__RefHeading___Toc3867_2985257696"/>Задани<text:span text:style-name="T6">я</text:span> и цели работы<text:bookmark-end text:name="__RefHeading___Toc3867_2985257696"/></text:h>
      <text:h text:style-name="P44" text:outline-level="2"><text:bookmark-start text:name="__RefHeading___Toc10225_2376174330"/>Задание<text:bookmark-end text:name="__RefHeading___Toc10225_2376174330"/></text:h>
      <text:p text:style-name="Text_20_body">По выданному преподавателем варианту разработать и исследовать работу комплекса программ обмена данными в режиме прерывания программы. Основная программа должна изменять содержимое заданной ячейки памяти (Х), которое должно быть представлено как знаковое число. Область допустимых значений изменения Х должна быть ограничена заданной функцией F(X) и конструктивными особенностями регистра данных ВУ (8-ми битное знаковое представление). Программа обработки прерывания должна выводить на ВУ модифицированное значение Х в соответствии с вариантом задания, а также игнорировать все необрабатываемые прерывания.</text:p>
      <text:p text:style-name="P9"><text:span text:style-name="T17">Номер варианта: 156</text:span><text:span text:style-name="T16">66</text:span></text:p>
      <text:section text:style-name="Sect2" text:name="_csbasengportletlab6_WAR_csbasengportlet_textBlock">
        <text:list text:style-name="L1">
          <text:list-item>
            <text:p text:style-name="P52">Основная программа должна уменьшать на 2 содержимое X (ячейки памяти с адресом 051<text:span text:style-name="T9">16</text:span>) в цикле. </text:p>
          </text:list-item>
          <text:list-item>
            <text:p text:style-name="P53">Обработчик прерывания должен по нажатию кнопки готовности ВУ-3 осуществлять вывод результата вычисления функции F(X)=-3X-10 на данное ВУ, a по нажатию кнопки готовности ВУ-2 выполнить операцию побитового 'Исключающее ИЛИ' содержимого РД данного ВУ и Х, результат записать в Х </text:p>
          </text:list-item>
          <text:list-item>
            <text:p text:style-name="P51">Если Х оказывается вне ОДЗ при выполнении любой операции по его изменению, то необходимо в Х записать <text:span text:style-name="T8">максимальное по ОДЗ число.</text:span> </text:p>
          </text:list-item>
        </text:list>
      </text:section>
      <text:p text:style-name="P10"/>
      <text:h text:style-name="Heading_20_2" text:outline-level="2"><text:bookmark-start text:name="__RefHeading___Toc10227_2376174330"/>Цель работы<text:bookmark-end text:name="__RefHeading___Toc10227_2376174330"/></text:h>
      <text:p text:style-name="P11">Изучение организации системы процесса прерывания программы и исследования порядка функционирования ЭВМ при обмене данными в режиме прерывания программы.</text:p>
      <text:h text:style-name="P43" text:outline-level="1"><text:bookmark-start text:name="__RefHeading___Toc10229_2376174330"/>Ход работы<text:bookmark-end text:name="__RefHeading___Toc10229_2376174330"/></text:h>
      <text:h text:style-name="Heading_20_2" text:outline-level="2"><text:bookmark-start text:name="__RefHeading___Toc10231_2376174330"/><text:span text:style-name="T10">П</text:span>рограмма<text:bookmark-end text:name="__RefHeading___Toc10231_2376174330"/></text:h>
      <text:h text:style-name="P45" text:outline-level="3"><text:bookmark-start text:name="__RefHeading___Toc5943_691564783"/>Ассемблер<text:bookmark-end text:name="__RefHeading___Toc5943_691564783"/></text:h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6"><text:bookmark-start text:name="__DdeLink__8167_742792518"/><text:bookmark-start text:name="__DdeLink__8089_742792518"/><text:bookmark-start text:name="__DdeLink__8115_742792518"/><text:bookmark-start text:name="__DdeLink__8149_742792518"/>ORG 0x0</text:p>
            <text:p text:style-name="P16"/>
            <text:p text:style-name="P16">V0: WORD $DEFAULT, 0x180</text:p>
            <text:p text:style-name="P16">V1: WORD $DEFAULT, 0x180</text:p>
            <text:p text:style-name="P16">V2: WORD $INTERRUPT_2, 0x180</text:p>
            <text:p text:style-name="P16">V3: WORD $INTERRUPT_3, 0x180</text:p>
            <text:p text:style-name="P16">V4: WORD $DEFAULT, 0x180</text:p>
            <text:p text:style-name="P16">V5: WORD $DEFAULT, 0x180</text:p>
            <text:p text:style-name="P16">V6: WORD $DEFAULT, 0x180</text:p>
            <text:p text:style-name="P16">V7: WORD $DEFAULT, 0x180</text:p>
            <text:p text:style-name="P50"/>
            <text:p text:style-name="P50">ORG 0x051</text:p>
            <text:p text:style-name="P50">X: WORD <text:span text:style-name="T68">90</text:span></text:p>
            <text:p text:style-name="P16"/>
            <text:p text:style-name="P16">ORG 0x080</text:p>
            <text:p text:style-name="P16">START:</text:p>
            <text:p text:style-name="P16"><text:s text:c="4"/>CLA</text:p>
            <text:p text:style-name="P16"><text:s text:c="4"/>OUT 0x1</text:p>
            <text:p text:style-name="P16"><text:s text:c="4"/>OUT 0x3</text:p>
            <text:p text:style-name="P16"><text:s text:c="4"/>OUT 0xB</text:p>
            <text:p text:style-name="P16"><text:s text:c="4"/>OUT 0xE</text:p>
            <text:p text:style-name="P16"><text:s text:c="4"/>OUT 0x12</text:p>
            <text:p text:style-name="P16"><text:s text:c="4"/>OUT 0x16</text:p>
            <text:p text:style-name="P16"><text:s text:c="4"/>OUT 0x1A</text:p>
            <text:p text:style-name="P16"><text:s text:c="4"/>OUT 0x1E</text:p>
            <text:p text:style-name="P16"><text:s text:c="4"/>LD #0xA</text:p>
            <text:p text:style-name="P16"><text:s text:c="4"/>OUT 5</text:p>
            <text:p text:style-name="P16"><text:s text:c="4"/>LD #0xB</text:p>
            <text:p text:style-name="P16"><text:s text:c="4"/>OUT 7</text:p>
            <text:p text:style-name="P16"><text:s text:c="4"/>EI</text:p>
            <text:p text:style-name="P16">MAIN_LOOP:</text:p>
            <text:p text:style-name="P16"><text:s text:c="4"/>DI</text:p>
            <text:p text:style-name="P16"><text:s text:c="4"/>LD X</text:p>
            <text:p text:style-name="P16"><text:s text:c="4"/>SUB #2</text:p>
            <text:p text:style-name="P16"><text:s text:c="4"/>CALL SAFE_VALUE</text:p>
            <text:p text:style-name="P16"><text:s text:c="4"/>ST X</text:p>
            <text:p text:style-name="P16"><text:s text:c="4"/>EI</text:p>
            <text:p text:style-name="P16"><text:s text:c="4"/>JUMP MAIN_LOOP</text:p>
            <text:p text:style-name="P16"/>
            <text:p text:style-name="P16">SAFE_VALUE:</text:p>
            <text:p text:style-name="P16"><text:s text:c="4"/>CMP MAX_VALUE</text:p>
            <text:p text:style-name="P16"><text:s text:c="4"/>BGE VALUE_NOT_OK</text:p>
            <text:p text:style-name="P16"><text:s text:c="4"/>CMP MIN_VALUE</text:p>
            <text:p text:style-name="P16"><text:s text:c="4"/>BGE VALUE_OK</text:p>
            <text:p text:style-name="P16">VALUE_NOT_OK:</text:p>
            <text:p text:style-name="P16"><text:s text:c="4"/>LD MAX_VALUE</text:p>
            <text:p text:style-name="P16">VALUE_OK:</text:p>
            <text:p text:style-name="P16"><text:s text:c="4"/>RET</text:p>
            <text:p text:style-name="P16"/>
            <text:p text:style-name="P16"><text:bookmark-start text:name="__DdeLink__17371_509989744"/>XOR_X:<text:bookmark-end text:name="__DdeLink__17371_509989744"/></text:p>
            <text:p text:style-name="P16"><text:soft-page-break/><text:s text:c="4"/>PUSH ;~x</text:p>
            <text:p text:style-name="P16"><text:s text:c="4"/>PUSH ;~y</text:p>
            <text:p text:style-name="P16"/>
            <text:p text:style-name="P16"><text:s text:c="4"/>LD X</text:p>
            <text:p text:style-name="P16"><text:s text:c="4"/>NOT</text:p>
            <text:p text:style-name="P16"><text:s text:c="4"/>ST &amp;1</text:p>
            <text:p text:style-name="P16"/>
            <text:p text:style-name="P16"><text:s text:c="4"/>LD &amp;3</text:p>
            <text:p text:style-name="P16"><text:s text:c="4"/>NOT</text:p>
            <text:p text:style-name="P16"><text:s text:c="4"/>ST &amp;0</text:p>
            <text:p text:style-name="P16"/>
            <text:p text:style-name="P16"><text:s text:c="4"/>LD X</text:p>
            <text:p text:style-name="P16"><text:s text:c="4"/>AND &amp;0</text:p>
            <text:p text:style-name="P16"><text:s text:c="4"/>ST &amp;0</text:p>
            <text:p text:style-name="P16"/>
            <text:p text:style-name="P16"><text:s text:c="4"/>LD &amp;1</text:p>
            <text:p text:style-name="P16"><text:s text:c="4"/>AND &amp;3</text:p>
            <text:p text:style-name="P16"><text:s text:c="4"/>ST &amp;1</text:p>
            <text:p text:style-name="P16"/>
            <text:p text:style-name="P16"><text:s text:c="4"/>LD &amp;0</text:p>
            <text:p text:style-name="P16"><text:s text:c="4"/>OR &amp;1</text:p>
            <text:p text:style-name="P16"><text:s text:c="4"/>ST &amp;3</text:p>
            <text:p text:style-name="P16"/>
            <text:p text:style-name="P16"><text:s text:c="4"/>POP</text:p>
            <text:p text:style-name="P16"><text:s text:c="4"/>POP</text:p>
            <text:p text:style-name="P16"><text:s text:c="4"/>RET</text:p>
            <text:p text:style-name="P16"/>
            <text:p text:style-name="P16">INTERRUPT_2:</text:p>
            <text:p text:style-name="P16"><text:s text:c="4"/>PUSH</text:p>
            <text:p text:style-name="P16"><text:tab/></text:p>
            <text:p text:style-name="P16"><text:tab/><text:span text:style-name="T70">NOP</text:span></text:p>
            <text:p text:style-name="P16"/>
            <text:p text:style-name="P16"><text:s text:c="4"/>IN 4</text:p>
            <text:p text:style-name="P17"><text:s text:c="4"/><text:span text:style-name="T66">SXTB</text:span> <text:s text:c="3"/></text:p>
            <text:p text:style-name="P17"/>
            <text:p text:style-name="P16"><text:s text:c="4"/>PUSH</text:p>
            <text:p text:style-name="P16"><text:s text:c="4"/>CALL XOR_X</text:p>
            <text:p text:style-name="P16"><text:s text:c="4"/>POP</text:p>
            <text:p text:style-name="P16"/>
            <text:p text:style-name="P16"><text:s text:c="4"/><text:span text:style-name="T64">HLT</text:span></text:p>
            <text:p text:style-name="P16"><text:s text:c="4"/>CALL SAFE_VALUE</text:p>
            <text:p text:style-name="P16"><text:s text:c="4"/>ST X</text:p>
            <text:p text:style-name="P16"/>
            <text:p text:style-name="P16"><text:tab/><text:span text:style-name="T70">NOP</text:span></text:p>
            <text:p text:style-name="P16"/>
            <text:p text:style-name="P16"><text:s text:c="4"/>POP</text:p>
            <text:p text:style-name="P16"><text:s text:c="4"/>IRET</text:p>
            <text:p text:style-name="P16"/>
            <text:p text:style-name="P16">INTERRUPT_3:</text:p>
            <text:p text:style-name="P16"><text:s text:c="4"/>PUSH</text:p>
            <text:p text:style-name="P16"><text:s text:c="4"/>LD X</text:p>
            <text:p text:style-name="P16"><text:s text:c="6"/><text:span text:style-name="T70">NOP</text:span></text:p>
            <text:p text:style-name="P16"><text:s text:c="4"/>ADD X</text:p>
            <text:p text:style-name="P16"><text:s text:c="4"/>ADD X</text:p>
            <text:p text:style-name="P16"><text:s text:c="4"/>NEG</text:p>
            <text:p text:style-name="P16"><text:s text:c="4"/>SUB #10</text:p>
            <text:p text:style-name="P16"><text:s text:c="4"/>OUT 6</text:p>
            <text:p text:style-name="P16"><text:s text:c="6"/>NOP</text:p>
            <text:p text:style-name="P16"/>
            <text:p text:style-name="P16"><text:soft-page-break/><text:s text:c="4"/>POP</text:p>
            <text:p text:style-name="P16"><text:s text:c="4"/>IRET</text:p>
            <text:p text:style-name="P16"/>
            <text:p text:style-name="P16">DEFAULT:</text:p>
            <text:p text:style-name="P16"><text:s text:c="4"/>IRET</text:p>
            <text:p text:style-name="P16"/>
            <text:p text:style-name="P16"><text:bookmark-start text:name="__DdeLink__17354_509989744"/>MIN_VALUE: WORD -4<text:span text:style-name="T67">5</text:span></text:p>
            <text:p text:style-name="P16">MAX_VALUE: WORD 39<text:bookmark-end text:name="__DdeLink__17354_509989744"/></text:p>
            <text:p text:style-name="P16"/>
            <text:p text:style-name="P16"><text:bookmark-end text:name="__DdeLink__8089_742792518"/><text:bookmark-end text:name="__DdeLink__8115_742792518"/><text:bookmark-end text:name="__DdeLink__8149_742792518"/><text:bookmark-end text:name="__DdeLink__8167_742792518"/></text:p>
          </table:table-cell>
        </table:table-row>
        <table:table-row>
          <table:table-cell table:style-name="Таблица1.A1" office:value-type="string">
            <text:p text:style-name="P16"/>
          </table:table-cell>
        </table:table-row>
      </table:table>
      <text:p text:style-name="P24"/>
      <text:h text:style-name="Heading_20_3" text:outline-level="3"><text:bookmark-start text:name="__RefHeading___Toc10235_2376174330"/>Назначение программы <text:span text:style-name="T19">и комплекса подпрограмм</text:span><text:bookmark-end text:name="__RefHeading___Toc10235_2376174330"/></text:h>
      <text:p text:style-name="P19"><text:bookmark-start text:name="__RefHeading___Toc5953_691564783"/>Программа уменьшает значение ячейки 0x051 (X) на -2 <text:span text:style-name="T18">в цикле. </text:span><text:span text:style-name="T20">Выполнение может быть прервано ВУ-2 или ВУ-3 по нажатию «Готов».</text:span><text:bookmark-end text:name="__RefHeading___Toc5953_691564783"/></text:p>
      <text:p text:style-name="P20">Подпрограмма START — <text:span text:style-name="T20">изначальная инициализация </text:span><text:span text:style-name="T21">(запрет прерываний, загрузка векторов в MR)</text:span></text:p>
      <text:p text:style-name="P20">Подпр<text:span text:style-name="T21">ограмма MAIN_LOOP — основной цикл, где проис</text:span><text:span text:style-name="T22">ходит уменьшение значения</text:span></text:p>
      <text:p text:style-name="P21">SAFE_VALUE — сохранение значения в ячейку памяти в соответствии с ОДЗ.</text:p>
      <text:p text:style-name="P22">XOR_X -- <text:s/>функция, которая возвращает результат побитового исключающего ИЛИ с X и значением DR у ВУ-2</text:p>
      <text:p text:style-name="P23">INTERRUPT_2 — обработчик прерывания ВУ-2. Вызывает функцию XOR_X</text:p>
      <text:p text:style-name="P23">INTERRUPT_3 — обработчик прерывания ВУ-3. Выводит результат вычисления функции F(x) = -3X — 10 (вызывает SAFE_VALUE)</text:p>
      <text:h text:style-name="Heading_20_4" text:outline-level="4"><text:bookmark-start text:name="__RefHeading___Toc10239_2376174330"/>Область представления<text:bookmark-end text:name="__RefHeading___Toc10239_2376174330"/></text:h>
      <text:p text:style-name="P18">Переменная X — знаковое число [-2^15; 2^15 — 1]</text:p>
      <text:p text:style-name="P18">Константа MIN_VALUE — минимальное значение для X по ОДЗ — представлено знаковым числом [-2^15; 2^15 — 1]</text:p>
      <text:p text:style-name="P18">Константа MAX_VALUE — максимальное значение для X по ОДЗ — представлено знаковым числом [-2^15; 2^15 - 1]</text:p>
      <text:p text:style-name="P25"/>
      <text:p text:style-name="P37">Расширение знака, проверка ОДЗ неверная</text:p>
      <text:h text:style-name="Heading_20_4" text:outline-level="4"><text:bookmark-start text:name="__RefHeading___Toc10241_2376174330"/>Область допустимых значений<text:bookmark-end text:name="__RefHeading___Toc10241_2376174330"/></text:h>
      <text:p text:style-name="P26">Функция <text:span text:style-name="T23">F(X) принимает значения </text:span>[-<text:span text:style-name="T23">2^7</text:span>, <text:span text:style-name="T23">2^7-1</text:span><text:span text:style-name="T13">], так как выводит их на </text:span><text:span text:style-name="T23">8-ми разрядный регистр ВУ. Соответственно:</text:span></text:p>
      <text:p text:style-name="P27">-<text:span text:style-name="T24">2^7 </text:span><text:span text:style-name="T26">≤ -3X — 10 ≤ </text:span><text:span text:style-name="T27">2^7 - 1</text:span></text:p>
      <text:p text:style-name="P28">-<text:span text:style-name="T32">2^7 + 10 </text:span><text:span text:style-name="T28">≤ -3X ≤ 2^7 + 9</text:span></text:p>
      <text:p text:style-name="P30"><text:soft-page-break/><text:span text:style-name="T28">-</text:span><text:span text:style-name="T25">118 </text:span><text:span text:style-name="T28">≤ -</text:span><text:span text:style-name="T25">3X </text:span><text:span text:style-name="T28">≤ </text:span><text:span text:style-name="T25">137; <text:s/>так как X — целое число, то -4</text:span><text:span text:style-name="T31">5</text:span><text:span text:style-name="T25"> </text:span><text:span text:style-name="T28">≤ </text:span><text:span text:style-name="T29">X </text:span><text:span text:style-name="T28">≤ </text:span><text:span text:style-name="T29">39</text:span></text:p>
      <text:p text:style-name="P29"><text:span text:style-name="T25"/></text:p>
      <text:h text:style-name="Heading_20_3" text:outline-level="3"><text:bookmark-start text:name="__RefHeading___Toc10243_2376174330"/>Расположение в памяти ЭВМ программы, <text:span text:style-name="T11">подпрограмм и программных комплексов</text:span>, исходных данных и результатов<text:bookmark-end text:name="__RefHeading___Toc10243_2376174330"/></text:h>
      <text:p text:style-name="P31">Векторы прерываний: <text:span text:style-name="T36">[</text:span><text:span text:style-name="T33">0x000; 0x00F</text:span><text:span text:style-name="T36">]</text:span></text:p>
      <text:p text:style-name="P32">Программа и её комплекс подпрогра<text:span text:style-name="T34">мм: </text:span><text:span text:style-name="T36">[</text:span><text:span text:style-name="T34">0x</text:span><text:span text:style-name="T36">080; </text:span><text:span text:style-name="T38">0x0C</text:span><text:span text:style-name="T58">4</text:span><text:span text:style-name="T37">]</text:span><text:span text:style-name="T36"> </text:span></text:p>
      <text:p text:style-name="P32">Данные программы: <text:span text:style-name="T34">0x</text:span><text:span text:style-name="T35">051 и [</text:span><text:span text:style-name="T39">0x0C</text:span><text:span text:style-name="T57">5</text:span><text:span text:style-name="T39">; 0x0C</text:span><text:span text:style-name="T57">6</text:span><text:span text:style-name="T35">]</text:span></text:p>
      <text:p text:style-name="P32"/>
      <text:h text:style-name="P46" text:outline-level="4"><text:bookmark-start text:name="__RefHeading___Toc6899_691564783 Копия 1"/>Подпрограммы<text:bookmark-end text:name="__RefHeading___Toc6899_691564783 Копия 1"/></text:h>
      <text:p text:style-name="P33">Подпрограмма START: [<text:span text:style-name="T40">0x080</text:span>; 0x08D]</text:p>
      <text:p text:style-name="P33">Под<text:span text:style-name="T41">программа MAIN_LOOP: [0x08E; </text:span><text:span text:style-name="T42">0x094]</text:span></text:p>
      <text:p text:style-name="P33">Подпрограмма <text:span text:style-name="T43">SAFE_VALUE: [</text:span><text:span text:style-name="T44">0x095</text:span><text:span text:style-name="T43">; 0x098]</text:span></text:p>
      <text:p text:style-name="P33">Подпро<text:span text:style-name="T45">грамма </text:span><text:span text:style-name="T46">XOR_X: [</text:span><text:span text:style-name="T47">0x</text:span><text:span text:style-name="T48">0</text:span><text:span text:style-name="T47">99; 0x0AC]</text:span></text:p>
      <text:p text:style-name="P34">Подпрограмма INTERRUPT_2: <text:span text:style-name="T49">[</text:span>0xAD; <text:span text:style-name="T50">0x0B</text:span><text:span text:style-name="T61">7</text:span><text:span text:style-name="T50">]</text:span></text:p>
      <text:p text:style-name="P35">Подпрограмма INTERRUPT_<text:span text:style-name="T50">3</text:span>: <text:span text:style-name="T49">[</text:span>0x<text:span text:style-name="T51">0B</text:span><text:span text:style-name="T60">8</text:span>; <text:span text:style-name="T50">0x0</text:span><text:span text:style-name="T59">C3</text:span><text:span text:style-name="T50">]</text:span></text:p>
      <text:h text:style-name="Heading_20_4" text:outline-level="4"><text:bookmark-start text:name="__RefHeading___Toc7976_742792518"/>Адреса первой и последней исполняемой команды<text:bookmark-end text:name="__RefHeading___Toc7976_742792518"/></text:h>
      <text:p text:style-name="P36">Первая исполняемая команда находится по адресу <text:span text:style-name="T53">0x080</text:span>, последняя -- <text:s/><text:span text:style-name="T42">0x094</text:span></text:p>
      <text:h text:style-name="Heading_20_3" text:outline-level="3"><text:bookmark-start text:name="__RefHeading___Toc7978_742792518"/>Методика проверки<text:bookmark-end text:name="__RefHeading___Toc7978_742792518"/></text:h>
      <text:list text:style-name="WWNum17">
        <text:list-item>
          <text:p text:style-name="P47" loext:marker-style-name="T25"><text:span text:style-name="T25">Загрузить код в БЭВМ</text:span></text:p>
        </text:list-item>
        <text:list-item>
          <text:p text:style-name="P47" loext:marker-style-name="T25"><text:span text:style-name="T25">Установить точки останова </text:span><text:span text:style-name="T55">HLT</text:span><text:span text:style-name="T25"> вместо </text:span><text:span text:style-name="T55">NOP</text:span><text:span text:style-name="T25"> в обработчиках прерываний</text:span></text:p>
        </text:list-item>
        <text:list-item>
          <text:p text:style-name="P47" loext:marker-style-name="T25"><text:span text:style-name="T25">Запустить программу в режиме работы, нажать кнопку готовности на </text:span><text:span text:style-name="T7">ВУ-2/ВУ-3</text:span><text:span text:style-name="T25">. </text:span></text:p>
        </text:list-item>
        <text:list-item>
          <text:p text:style-name="P47" loext:marker-style-name="T25"><text:span text:style-name="T25">Дождаться остановки программы, зафиксировать значение </text:span><text:span text:style-name="T55">X</text:span><text:span text:style-name="T25">.</text:span></text:p>
        </text:list-item>
        <text:list-item>
          <text:p text:style-name="P47" loext:marker-style-name="T25"><text:span text:style-name="T25">Продолжить программу, дождаться остановки после вычисления функции(</text:span><text:span text:style-name="T55">F</text:span><text:span text:style-name="T7">(</text:span><text:span text:style-name="T55">X</text:span><text:span text:style-name="T7">)</text:span><text:span text:style-name="T25"> или </text:span><text:span text:style-name="T56">XOR</text:span><text:span text:style-name="T25"> с РГ ВУ) для данного ВУ.</text:span></text:p>
        </text:list-item>
        <text:list-item>
          <text:p text:style-name="P47" loext:marker-style-name="T25"><text:span text:style-name="T25">Сравнить результат,выданный программой с ожидаемым.</text:span></text:p>
        </text:list-item>
        <text:list-item>
          <text:p text:style-name="P47" loext:marker-style-name="T25"><text:span text:style-name="T30">Потыкать</text:span><text:span text:style-name="T25"> кнопки готовности на других ВУ, проверить что программа не вызывает прерываний.</text:span></text:p>
        </text:list-item>
        <text:list-item>
          <text:p text:style-name="P47" loext:marker-style-name="T25"><text:span text:style-name="T25">Дождаться пока </text:span><text:span text:style-name="T54">X</text:span><text:span text:style-name="T25"> дойдет до границы ОДЗ, проверить чтобы его значение было установлено в минимальное по ОДЗ.</text:span></text:p>
        </text:list-item>
      </text:list>
      <text:h text:style-name="P43" text:outline-level="1"><text:bookmark-start text:name="__RefHeading___Toc10247_2376174330"/>Заключение<text:bookmark-end text:name="__RefHeading___Toc10247_2376174330"/></text:h>
      <text:p text:style-name="P8">В ходе лабораторной работы я научился писать команды на ассемблере для БЭВМ, закрепил работу с различными видами адресации, научился правильно организовывать работу подпрограмм и работать со стеком для их грамотной работы. <text:span text:style-name="T12">Также были изучены принципы работы с внешними устройствами, на примере ВУ-3 </text:span><text:span text:style-name="T52">и ВУ-2 </text:span><text:span text:style-name="T12">была написана программа для асинхронного взаимодействия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 style:master-page-name="">
      <style:paragraph-properties fo:margin-left="0.5902in" fo:margin-top="0in" fo:margin-bottom="0in" style:contextual-spacing="false" fo:text-indent="0in" style:auto-text-indent="false" style:page-number="auto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 fo:font-size="10pt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Drawing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padding="0.0193in" fo:border="0.06pt solid #000000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Times New Roman3" fo:font-family="'Times New Roman'" style:font-style-name="Bold" style:font-family-generic="roman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-left="0.4902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_2d_Заголовок" style:display-name="-Заголовок" style:family="paragraph" style:parent-style-name="Heading_20_1" style:default-outline-level="" style:list-style-name="">
      <style:paragraph-properties fo:margin-top="0.25in" fo:margin-bottom="0.0835in" style:contextual-spacing="false" fo:line-height="106%" fo:text-align="center" style:justify-single-word="false" fo:hyphenation-ladder-count="no-limit"/>
      <style:text-properties fo:color="#000000" loext:opacity="100%" style:font-name="Times New Roman1" fo:font-family="'Times New Roman'" style:font-family-generic="roman" style:font-pitch="variable" fo:font-size="14pt" fo:font-weight="bold" style:font-size-asian="14pt" style:font-weight-asian="bold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line-height="106%" fo:hyphenation-ladder-count="no-limit"/>
      <style:text-properties style:letter-kerning="tru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8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7.2$Linux_X86_64 LibreOffice_project/420$Build-2</meta:generator>
    <dc:date>2025-05-31T21:35:41.682184947</dc:date>
    <meta:editing-duration>P9DT4H43M19S</meta:editing-duration>
    <meta:editing-cycles>1649</meta:editing-cycles>
    <meta:print-date>2025-04-04T14:09:34.503014400</meta:print-date>
    <meta:printed-by>Файлы PDF</meta:printed-by>
    <meta:document-statistic meta:table-count="1" meta:image-count="0" meta:object-count="0" meta:page-count="8" meta:paragraph-count="174" meta:word-count="852" meta:character-count="5980" meta:non-whitespace-character-count="4998"/>
  </office:meta>
</office:document-meta>
</file>